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b8f7" officeooo:paragraph-rsid="0012b8f7"/>
    </style:style>
    <style:style style:name="P2" style:family="paragraph" style:parent-style-name="Standard">
      <style:text-properties officeooo:rsid="00135b4b" officeooo:paragraph-rsid="00135b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 flask-sqlalchemy and flask-migrate</text:p>
      <text:p text:style-name="P2">need to install: pip3 install mysqlcli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14:23:55.745556298</meta:creation-date>
    <dc:date>2020-05-02T15:32:18.936126716</dc:date>
    <meta:editing-duration>PT58M13S</meta:editing-duration>
    <meta:editing-cycles>1</meta:editing-cycles>
    <meta:document-statistic meta:table-count="0" meta:image-count="0" meta:object-count="0" meta:page-count="1" meta:paragraph-count="2" meta:word-count="10" meta:character-count="79" meta:non-whitespace-character-count="71"/>
    <meta:generator>LibreOffice/6.0.7.3$Linux_X86_64 LibreOffice_project/00m0$Build-3</meta:generator>
  </office:meta>
</office:document-meta>
</file>